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290000014C798E314A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2" svg:font-family="CMBX12"/>
    <style:font-face style:name="CMR10" svg:font-family="CMR10"/>
    <style:font-face style:name="CMTT10" svg:font-family="CMTT10"/>
    <style:font-face style:name="LASY10" svg:font-family="LASY10"/>
    <style:font-face style:name="Lato" svg:font-family="Lato"/>
    <style:font-face style:name="Lohit Hindi1" svg:font-family="'Lohit Hindi'"/>
    <style:font-face style:name="OpenSymbol" svg:font-family="OpenSymbo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2" style:family="paragraph" style:parent-style-name="Standard">
      <style:paragraph-properties fo:text-align="start" style:justify-single-word="false" style:text-autospace="none"/>
      <style:text-properties fo:color="#000000" style:font-name="CMR10" fo:font-size="11pt" fo:font-weight="normal" style:font-name-asian="CMR10" style:font-size-asian="11pt" style:font-weight-asian="normal" style:font-name-complex="CMR10" style:font-size-complex="11pt" style:font-weight-complex="normal"/>
    </style:style>
    <style:style style:name="P3" style:family="paragraph" style:parent-style-name="Standard">
      <style:paragraph-properties fo:text-align="start" style:justify-single-word="false" style:text-autospace="none"/>
      <style:text-properties fo:color="#000000" style:font-name="CMR10" fo:font-size="11pt" fo:font-weight="bold" style:font-name-asian="CMR10" style:font-size-asian="11pt" style:font-weight-asian="bold" style:font-name-complex="CMR10" style:font-size-complex="11pt" style:font-weight-complex="bold"/>
    </style:style>
    <style:style style:name="P4" style:family="paragraph" style:parent-style-name="Standard">
      <style:paragraph-properties fo:text-align="start" style:justify-single-word="false" style:text-autospace="none"/>
      <style:text-properties fo:color="#000000" style:font-name="CMTT10" fo:font-size="11pt" style:font-name-asian="CMTT10" style:font-size-asian="11pt" style:font-name-complex="CMTT10" style:font-size-complex="11pt"/>
    </style:style>
    <style:style style:name="P5" style:family="paragraph" style:parent-style-name="Standard">
      <style:paragraph-properties fo:text-align="start" style:justify-single-word="false" style:text-autospace="none"/>
      <style:text-properties fo:color="#000000" style:font-name="CMBX12" fo:font-size="14.5pt" style:font-name-asian="CMBX12" style:font-size-asian="14.5pt" style:font-name-complex="CMBX12" style:font-size-complex="14.5pt"/>
    </style:style>
    <style:style style:name="P6" style:family="paragraph" style:parent-style-name="Standard">
      <style:paragraph-properties fo:text-align="start" style:justify-single-word="false" style:text-autospace="none"/>
      <style:text-properties fo:font-variant="normal" fo:text-transform="none" fo:color="#000000" style:font-name="CMR10" fo:font-size="11pt" fo:letter-spacing="normal" fo:language="es" fo:country="ES" fo:font-style="normal" fo:font-weight="normal" style:font-name-asian="CMR10" style:font-size-asian="11pt" style:font-name-complex="CMR10" style:font-size-complex="11pt"/>
    </style:style>
    <style:style style:name="P7" style:family="paragraph" style:parent-style-name="UBUcuerpoTrabajo">
      <style:text-properties style:text-underline-style="solid" style:text-underline-width="auto" style:text-underline-color="font-color"/>
    </style:style>
    <style:style style:name="P8" style:family="paragraph" style:parent-style-name="UBUcuerpoTrabajo">
      <style:paragraph-properties fo:margin-left="0cm" fo:margin-right="0cm" fo:text-indent="0cm" style:auto-text-indent="false"/>
    </style:style>
    <style:style style:name="P9" style:family="paragraph" style:parent-style-name="UBUcuerpoTrabajo">
      <style:text-properties style:text-underline-style="solid" style:text-underline-width="auto" style:text-underline-color="font-color"/>
    </style:style>
    <style:style style:name="P10" style:family="paragraph" style:parent-style-name="Heading_20_1">
      <style:paragraph-properties fo:margin-left="0.75cm" fo:margin-right="0cm" fo:margin-top="0.801cm" fo:margin-bottom="0.199cm" fo:text-indent="-0.25cm" style:auto-text-indent="false">
        <style:tab-stops/>
      </style:paragraph-properties>
      <style:text-properties fo:font-variant="small-caps" style:font-name="Arial" fo:font-size="16pt" style:font-size-asian="16pt" style:font-size-complex="16pt"/>
    </style:style>
    <style:style style:name="T1" style:family="text">
      <style:text-properties style:font-name="CMR10" fo:font-size="11pt" style:font-name-asian="CMR10" style:font-size-asian="11pt" style:font-name-complex="CMR10" style:font-size-complex="11pt"/>
    </style:style>
    <style:style style:name="T2" style:family="text">
      <style:text-properties style:font-name="CMR10" style:font-name-asian="CMR10" style:font-name-complex="CMR10"/>
    </style:style>
    <style:style style:name="T3" style:family="text">
      <style:text-properties style:font-name="CMTT10" fo:font-size="11pt" style:font-name-asian="CMTT10" style:font-size-asian="11pt" style:font-name-complex="CMTT10" style:font-size-complex="11pt"/>
    </style:style>
    <style:style style:name="T4" style:family="text">
      <style:text-properties style:font-name="CMTT10" style:font-name-asian="CMTT10" style:font-name-complex="CMTT10"/>
    </style:style>
    <style:style style:name="T5" style:family="text">
      <style:text-properties style:font-name="LASY10" style:font-name-asian="LASY10" style:font-name-complex="LASY10"/>
    </style:style>
    <style:style style:name="T6" style:family="text">
      <style:text-properties fo:font-variant="normal" fo:text-transform="none" fo:color="#006621" style:font-name="arial" fo:font-size="10.5pt" fo:letter-spacing="normal" fo:font-style="normal" fo:font-weight="normal"/>
    </style:style>
    <style:style style:name="T7" style:family="text">
      <style:text-properties fo:font-variant="small-caps"/>
    </style:style>
    <style:style style:name="T8" style:family="text">
      <style:text-properties style:font-name="Times New Roman1" fo:font-size="12pt" style:font-name-asian="CMR10" style:font-size-asian="12pt" style:font-name-complex="CMR10" style:font-size-complex="12pt"/>
    </style:style>
    <style:style style:name="T9" style:family="text">
      <style:text-properties style:font-name="Times New Roman1" fo:font-size="12pt" fo:font-weight="normal" style:font-name-asian="CMR10" style:font-size-asian="12pt" style:font-weight-asian="normal" style:font-name-complex="CMR10" style:font-size-complex="12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écnicas y herramientas</text:h>
      <text:p text:style-name="UBUcuerpoTrabajo">En esta sección <text:span text:style-name="T7">vamos</text:span> a hablar de las distintas técnicas y herramientas que hemos usado y analizado, mostrando las razones que nos han influenciado en tomar la decisión de usarlo. Dada la gran cantidad de herramientas y tecnicas para resolver los subproblemas de nuestro proeycto, hemos ido escogiendo varias de las herramientas disponibles y hemos cogido lo que mejor se ajustaba a nosotros. También trataremos los lenguajes usados.</text:p>
      <text:p text:style-name="UBUcuerpoTrabajo"/>
      <text:p text:style-name="UBUcuerpoTrabajo">Generalmente hemos optado por las opciones de programas vistos en la carrera, pero en algún caso la elección ha sido difícil, y hemos decidido por pequeños detalles.</text:p>
      <text:p text:style-name="UBUcuerpoTrabajo"/>
      <text:h text:style-name="Heading_20_2" text:outline-level="2">SDF</text:h>
      <text:p text:style-name="UBUcuerpoTrabajo">Es un formato XML que describe objetos y entornos para simuladores de robots, visualización y control. Originalmente desarrollado como parte del simulador de robot Gazebo. A lo largo de los años, SDF se ha convertido en un formato estable, robusto y extensible capaz de describir todos los aspectos de robots, objetos estáticos y dinámicos, iluminación, terreno e incluso física.</text:p>
      <text:p text:style-name="UBUcuerpoTrabajo"/>
      <text:p text:style-name="UBUcuerpoTrabajo"><text:bookmark text:name="tw-target-text"/>Además de los atributos cinemáticos y dinámicos, se pueden definir sensores, propiedades superficiales, texturas, fricción de las articulaciones y muchas más propiedades para un robot. Estas características le permiten usar SDF para simulación, visualización, planificación de movimiento y control de robot.</text:p>
      <text:p text:style-name="UBUcuerpoTrabajo"/>
      <text:p text:style-name="UBUcuerpoTrabajo">Nosotros lo usaremos como lenguaje para desarrollar nuestros robots, o para modificar los creados ya en Gazebo.</text:p>
      <text:p text:style-name="P6"/>
      <text:h text:style-name="Heading_20_2" text:outline-level="2">Gestor de tareas</text:h>
      <text:h text:style-name="Heading_20_3" text:outline-level="3">Trello</text:h>
      <text:p text:style-name="UBUcuerpoTrabajo">Es un software de administarción de proyectos con interfaz web, en la cual podemos organizar nuestros proyectos de forma facil e intuitiva desde cualquier equipo en el que introduzcamos nuestra cuenta, nuestra información se guarda en la nube, por lo que podemos acceder desde cualquier equipo con internet.</text:p>
      <text:p text:style-name="UBUcuerpoTrabajo"/>
      <text:p text:style-name="P7">Ventajas:</text:p>
      <text:p text:style-name="UBUcuerpoTrabajo">Como principal punto a favor diré que su curva de aprendizaje es corta, por lo que es fácil aprender a manejarlo, además hemos tenido asignaturas en la carrera en las cuales hemos precisado de su uso</text:p>
      <text:p text:style-name="UBUcuerpoTrabajo"/>
      <text:p text:style-name="P7">Desventajas:</text:p>
      <text:p text:style-name="UBUcuerpoTrabajo">La principal desventaja por lo cual lo descartaremos es que no viene adjunto a nuestro repositorio, por lo que buscaremos otra solución que implemente esto.</text:p>
      <text:p text:style-name="UBUcuerpoTrabajo"/>
      <text:p text:style-name="UBUcuerpoTrabajo"><text:span text:style-name="T1">Podemos acceder a el a traves del siguiente enlace: </text:span><text:a xlink:type="simple" xlink:href="https://trello.com/" text:style-name="Internet_20_link" text:visited-style-name="Visited_20_Internet_20_Link"><text:span text:style-name="T3">https://trello.com/</text:span></text:a></text:p>
      <text:p text:style-name="UBUcuerpoTrabajo"/>
      <text:h text:style-name="Heading_20_3" text:outline-level="3"><text:soft-page-break/>Wunderlist</text:h>
      <text:p text:style-name="UBUcuerpoTrabajo">Es una App multiplataforma en el cual podemos gestionar todas las tareas de nuestros proyectos, cada tarea permite añadir un recordatorio, agregar subtareas, notas, o añadir comentarios para un trabajo coorporativo.</text:p>
      <text:p text:style-name="UBUcuerpoTrabajo"/>
      <text:p text:style-name="P7">Ventajas:</text:p>
      <text:p text:style-name="UBUcuerpoTrabajo">La versión gratuita es muy completa y su manejo muy sencillo e intuitivo.</text:p>
      <text:p text:style-name="UBUcuerpoTrabajo">Tiene muchas funciones pero a su vez cuentan con una buena usabilidad.</text:p>
      <text:p text:style-name="UBUcuerpoTrabajo"/>
      <text:p text:style-name="P7">Desventajas:</text:p>
      <text:p text:style-name="UBUcuerpoTrabajo">Su interfaz es un poco antigua, y necesitaria una actualización.</text:p>
      <text:p text:style-name="UBUcuerpoTrabajo"/>
      <text:p text:style-name="UBUcuerpoTrabajo"><text:span text:style-name="T1">Podemos acceder a el a traves del siguiente enlace: </text:span><text:span text:style-name="T3">https://www.wunderlist.com/es/</text:span></text:p>
      <text:p text:style-name="UBUcuerpoTrabajo"/>
      <text:h text:style-name="Heading_20_3" text:outline-level="3">ZenHub</text:h>
      <text:p text:style-name="UBUcuerpoTrabajo">Es una herramienta que trabaja con tablones dinamicos, de la misma manera quelo hace trello(tablones Kanban), permite la subida de ficheros, y se puede incluir en nuestro repositorio Github.</text:p>
      <text:p text:style-name="UBUcuerpoTrabajo"/>
      <text:p text:style-name="P7">Ventajas:</text:p>
      <text:p text:style-name="UBUcuerpoTrabajo">Su principal ventaja es poder integrarlo en github, por lo que podremos trabajar en una sola aplicación.</text:p>
      <text:p text:style-name="UBUcuerpoTrabajo">Esta ha sido la razón principal por la que he elegido este método.</text:p>
      <text:p text:style-name="UBUcuerpoTrabajo"/>
      <text:p text:style-name="P7">Desventajas:</text:p>
      <text:p text:style-name="UBUcuerpoTrabajo">No podremos a~nadir código pero tampoco es algo catastroco, ya que</text:p>
      <text:p text:style-name="UBUcuerpoTrabajo">justo en el repositorio donde se integra la herramienta podemos visualizar</text:p>
      <text:p text:style-name="UBUcuerpoTrabajo">dicho código.</text:p>
      <text:p text:style-name="UBUcuerpoTrabajo"/>
      <text:p text:style-name="UBUcuerpoTrabajo"><text:span text:style-name="T1">Podemos Acceder a el a través del siguiente enlace: </text:span><text:span text:style-name="T3">https://www.zenhub.com/</text:span></text:p>
      <text:p text:style-name="UBUcuerpoTrabajo"/>
      <text:h text:style-name="Heading_20_2" text:outline-level="2">Gestores de versiones</text:h>
      <text:h text:style-name="Heading_20_3" text:outline-level="3">GitHub</text:h>
      <text:p text:style-name="UBUcuerpoTrabajo">Es un repositorio de versiones donde vamos fijando nuevos issues(tareas a realizar) dentro de un milestone (tarea global a realizar) el codigo queda organizado en versiones, cada vez que hacemos un commit se actualizanlan, y los elementos que modificados aparecen como tal. </text:p>
      <text:p text:style-name="UBUcuerpoTrabajo"/>
      <text:p text:style-name="P7">Ventajas:</text:p>
      <text:p text:style-name="UBUcuerpoTrabajo">Es de los repositorios mas usados y esta basado en Git.</text:p>
      <text:p text:style-name="UBUcuerpoTrabajo">Muy util para el seguimiento de proyectos, cualquiera que vea tu proyecto puede proponberte alternativas o nuevas soluciones.</text:p>
      <text:p text:style-name="UBUcuerpoTrabajo">Hemos visto GitHub a lo largo de la carrera,por lo que facilita su manejo, es por eso que hemos elegido este.</text:p>
      <text:p text:style-name="UBUcuerpoTrabajo"/>
      <text:p text:style-name="P7">Desventajas:</text:p>
      <text:p text:style-name="UBUcuerpoTrabajo">Problemas cuando quieres actualizar más de 100 archivos desde la interfaz a veces da fallo.</text:p>
      <text:p text:style-name="UBUcuerpoTrabajo"/>
      <text:p text:style-name="UBUcuerpoTrabajo"><text:soft-page-break/><text:span text:style-name="T1">Podemos Acceder a el a traves del siguiente enlace: </text:span><text:a xlink:type="simple" xlink:href="https://github.com/" text:style-name="Internet_20_link" text:visited-style-name="Visited_20_Internet_20_Link"><text:span text:style-name="T3">https://github.com/</text:span></text:a></text:p>
      <text:p text:style-name="UBUcuerpoTrabajo"/>
      <text:h text:style-name="Heading_20_3" text:outline-level="3"><text:s/>GitKraken</text:h>
      <text:p text:style-name="UBUcuerpoTrabajo">Es un repositorio que funciona también con Git, su versión gratuita es bastante completa, tiene una interfaz muy vistosa y su manejo es rápidoe intuitivo.</text:p>
      <text:p text:style-name="UBUcuerpoTrabajo"/>
      <text:p text:style-name="P7">Ventajas:</text:p>
      <text:p text:style-name="UBUcuerpoTrabajo">Tiene un práctico botón con para deshacer operaciones, se pueden revisar errores al momento, lo que hace más fluido el trabajo.</text:p>
      <text:p text:style-name="UBUcuerpoTrabajo">Es un repositorio muy usado y que esta basado en Git que es casi lareferencia en este tipo de proyectos.</text:p>
      <text:p text:style-name="UBUcuerpoTrabajo"/>
      <text:p text:style-name="P7">Desventajas:</text:p>
      <text:p text:style-name="UBUcuerpoTrabajo">No se puede incluir mas de veinte personas en los proyectos gratuitos.</text:p>
      <text:p text:style-name="UBUcuerpoTrabajo"/>
      <text:p text:style-name="UBUcuerpoTrabajo"><text:span text:style-name="T1">Podemos acceder a el a traves del siguiente enlace: </text:span><text:a xlink:type="simple" xlink:href="https://www.gitkraken.com/" text:style-name="Internet_20_link" text:visited-style-name="Visited_20_Internet_20_Link"><text:span text:style-name="T3">https://www.gitkraken.com/</text:span></text:a></text:p>
      <text:p text:style-name="UBUcuerpoTrabajo"/>
      <text:h text:style-name="Heading_20_2" text:outline-level="2">Maquina virtual</text:h>
      <text:h text:style-name="Heading_20_3" text:outline-level="3">VirtualBox</text:h>
      <text:p text:style-name="UBUcuerpoTrabajo">Es una herramienta de virtualización donde podemos crear maquinas virtuales donde instalamos el sistema operativo invitado dentro del sistema operativo de nuestro equipo.</text:p>
      <text:p text:style-name="UBUcuerpoTrabajo">Tiene un manejo fácil y nos permite modificar las caracteristicas de nuestra maquina virtual despues de ser creada.</text:p>
      <text:p text:style-name="UBUcuerpoTrabajo"/>
      <text:p text:style-name="P7">Ventajas:</text:p>
      <text:p text:style-name="UBUcuerpoTrabajo">Es propiedad de oracle, pero de codigo abierto, por lo que es gratuita.</text:p>
      <text:p text:style-name="UBUcuerpoTrabajo">La hemos usado durante la carrera en numerosas asignaturas.</text:p>
      <text:p text:style-name="UBUcuerpoTrabajo"/>
      <text:p text:style-name="P7">Desventajas:</text:p>
      <text:p text:style-name="UBUcuerpoTrabajo">Bastante lenta en ejecución.</text:p>
      <text:p text:style-name="UBUcuerpoTrabajo"/>
      <text:p text:style-name="UBUcuerpoTrabajo">Podemos acceder a el a traves del siguiente enlace: https://www.virtualbox.org/</text:p>
      <text:p text:style-name="UBUcuerpoTrabajo"/>
      <text:h text:style-name="Heading_20_3" text:outline-level="3">VMWare</text:h>
      <text:p text:style-name="UBUcuerpoTrabajo">Es una herramienta de virtualización de EMC corporation (propiedad de Dell) pero cuenta con una version player gratuita con una serie de limitaciones, su principal caracteristica es que sus instrucciones se ejecutan sobre el hardware físico, mientras que otras lo hacen mediantela llamada al sistema operativo anfitrión.</text:p>
      <text:p text:style-name="P7">Ventajas:</text:p>
      <text:p text:style-name="UBUcuerpoTrabajo">Es más rápido que VirtualBox comparado en diferentes comparativas de internet.</text:p>
      <text:p text:style-name="UBUcuerpoTrabajo">Después de probar con ambos, sufría menos cuelgues al ejecutar programas de gran uso gráfico.</text:p>
      <text:p text:style-name="UBUcuerpoTrabajo">Hemos elegido VMWare porque funciona mucho más rápido y sufre menos cuelgues, aunque inicialmente empezamos con VirtualBox por ser la más conocida por lo aprendido en clase.</text:p>
      <text:p text:style-name="UBUcuerpoTrabajo"/>
      <text:p text:style-name="P7">Desventajas:</text:p>
      <text:p text:style-name="UBUcuerpoTrabajo"><text:soft-page-break/>La principal desventaja es que se trata de una versión gratuita, y cuenta con una serie de restricciones (como no poder cambiar el numero de procesadores a una maquina creada).</text:p>
      <text:p text:style-name="UBUcuerpoTrabajo"/>
      <text:p text:style-name="UBUcuerpoTrabajo">Podemos acceder a el a traves del siguiente enlace: http://www.vmware.com/</text:p>
      <text:p text:style-name="UBUcuerpoTrabajo"/>
      <text:h text:style-name="Heading_20_3" text:outline-level="3">Simulador Gráfico</text:h>
      <text:h text:style-name="Heading_20_3" text:outline-level="3">Gazebo</text:h>
      <text:p text:style-name="UBUcuerpoTrabajo">Es un simulador de múltiples robots para espacios abiertos, es capaz de simular conjuntos de robots, sensores y objetos, pero en un mundo tridimensional. Además reproduce de forma bastante real la reacción de sensores y la interacción entre dispositivos. Tienen modelos ya diseñados de robots y sensores con los que realizar las simulaciones.</text:p>
      <text:p text:style-name="UBUcuerpoTrabajo"/>
      <text:p text:style-name="P7">Ventajas:</text:p>
      <text:p text:style-name="UBUcuerpoTrabajo">Las conexiones entre los distintos dispositivos se realiza a través de direcciones</text:p>
      <text:p text:style-name="UBUcuerpoTrabajo">IP asignándole un puerto a cada uno, de este modo se puede enviar señales a cada robot</text:p>
      <text:p text:style-name="UBUcuerpoTrabajo">individualmente. </text:p>
      <text:p text:style-name="UBUcuerpoTrabajo">Es un programa gratuito.</text:p>
      <text:p text:style-name="UBUcuerpoTrabajo">Es el propuesto por el tutor, por eso lo cogemos.</text:p>
      <text:p text:style-name="UBUcuerpoTrabajo"/>
      <text:p text:style-name="P7">Desventajas:</text:p>
      <text:p text:style-name="UBUcuerpoTrabajo">No funciona en windows.</text:p>
      <text:p text:style-name="UBUcuerpoTrabajo"/>
      <text:p text:style-name="UBUcuerpoTrabajo"><text:span text:style-name="T1">Podemos acceder a el a traves del siguiente enlace: </text:span><text:a xlink:type="simple" xlink:href="http://gazebosim.org/" text:style-name="Internet_20_link" text:visited-style-name="Visited_20_Internet_20_Link"><text:span text:style-name="T1">http://gazebosim.org/</text:span></text:a></text:p>
      <text:p text:style-name="UBUcuerpoTrabajo"/>
      <text:h text:style-name="Heading_20_3" text:outline-level="3">Roboworks</text:h>
      <text:p text:style-name="UBUcuerpoTrabajo">Es un simulador de la empresa Newtonium ,que se basa en la idea de la simulación tridimensional, y en proporcionar una interfaz3D a LabView, Matlab, y Visual Basic. Los modelos se generan gráficamente, y se controla su simulación por medio de archivos de datos, con el teclado, con la interfaz con LabView, Matlab o Visual Basic; o con Robotalk(software que nos permite, remotamente y desde cualquier terminal con TCP/IP, controlar la simulación.</text:p>
      <text:p text:style-name="UBUcuerpoTrabajo"/>
      <text:p text:style-name="UBUcuerpoTrabajo"/>
      <text:p text:style-name="P7">Ventajas:</text:p>
      <text:p text:style-name="UBUcuerpoTrabajo">Fácil utilización lo que constituye una de sus grandes bazas.</text:p>
      <text:p text:style-name="UBUcuerpoTrabajo">Dispone de un completo tutorial en español.</text:p>
      <text:p text:style-name="UBUcuerpoTrabajo"/>
      <text:p text:style-name="P7">Desventajas:</text:p>
      <text:p text:style-name="UBUcuerpoTrabajo">Solo disponible para Windows 95/98/NT/2000.</text:p>
      <text:p text:style-name="UBUcuerpoTrabajo">Su precio es de 540€.</text:p>
      <text:p text:style-name="UBUcuerpoTrabajo"/>
      <text:p text:style-name="UBUcuerpoTrabajo"><text:span text:style-name="T1">Podemos acceder a el a traves del siguiente enlace: </text:span><text:a xlink:type="simple" xlink:href="http://www.newtonium.com/" text:style-name="Internet_20_link" text:visited-style-name="Visited_20_Internet_20_Link"><text:span text:style-name="T1">http://www.newtonium.com/</text:span></text:a></text:p>
      <text:p text:style-name="UBUcuerpoTrabajo"/>
      <text:h text:style-name="Heading_20_3" text:outline-level="3">Webots</text:h>
      <text:p text:style-name="UBUcuerpoTrabajo">Simulador de la empresa Cyberbotics, es <text:s/>permite la simulaciónde numerosos tipos de robots, incluidos robots definidos por el usuario. Incluye completas librerías con todo tipo de actuadores y sensores. Permite la programación del robot mediante C, C++ y Java. </text:p>
      <text:p text:style-name="UBUcuerpoTrabajo"/>
      <text:p text:style-name="UBUcuerpoTrabajo"><text:soft-page-break/>Su precio varía según la licencia adquirida [3]: desde los 320 euros de la versión de educación, hasta los 3500 euros de la versión profesional. La diferencia entre ellos es que el primero carece de las siguientes características:</text:p>
      <text:p text:style-name="UBUcuerpoTrabajo"/>
      <text:p text:style-name="P7">Ventajas</text:p>
      <text:p text:style-name="UBUcuerpoTrabajo">Utiliza las librerías Open Dynamics Engine (ODE, que son de código abierto) </text:p>
      <text:p text:style-name="UBUcuerpoTrabajo">para las simulaciones físicas, por lo que podremos modifcarlas a nuestro gusto.</text:p>
      <text:p text:style-name="UBUcuerpoTrabajo">Permite guardar las simulaciones en formato de vídeo AVI o MPEG.</text:p>
      <text:p text:style-name="UBUcuerpoTrabajo">Incluye ejemplos </text:p>
      <text:p text:style-name="UBUcuerpoTrabajo">Disponible para los sistemas operativos Linux, Windows, y Mac OS X.</text:p>
      <text:p text:style-name="UBUcuerpoTrabajo"/>
      <text:p text:style-name="P7">Desventajas</text:p>
      <text:p text:style-name="UBUcuerpoTrabajo">Su elevado precio desde los 320 euros de la versiónde educación(versión reducida), hasta los 3450 euros de la versión profesional.</text:p>
      <text:p text:style-name="UBUcuerpoTrabajo"/>
      <text:p text:style-name="UBUcuerpoTrabajo"><text:span text:style-name="T1">Podemos acceder a el a traves del siguiente enlace: </text:span><text:a xlink:type="simple" xlink:href="https://www.cyberbotics.com/" text:style-name="Internet_20_link" text:visited-style-name="Visited_20_Internet_20_Link"><text:span text:style-name="T1">https://www.cyberbotics.com/</text:span></text:a></text:p>
      <text:p text:style-name="UBUcuerpoTrabajo"/>
      <text:p text:style-name="UBUcuerpoTrabajo">Comparativa de los 3:</text:p>
      <text:p text:style-name="UBUcuerpoTrabajo"><draw:frame draw:style-name="fr1" draw:name="Marco1" text:anchor-type="paragraph" svg:width="16.501cm" draw:z-index="0"><draw:text-box fo:min-height="5.149cm"><text:p text:style-name="Illustration"><draw:frame draw:style-name="fr2" draw:name="gráficos1" text:anchor-type="paragraph" svg:width="16.501cm" svg:height="5.149cm" style:rel-height="scale" draw:z-index="1"><draw:image xlink:href="Pictures/2000000700004290000014C798E314AA.svm" xlink:type="simple" xlink:show="embed" xlink:actuate="onLoad"/></draw:frame>Ilustración <text:sequence text:ref-name="refIllustration0" text:name="Illustration" text:formula="ooow:Illustration+1" style:num-format="1">1</text:sequence>: Comparativa Simuladores</text:p></draw:text-box></draw:frame></text:p>
      <text:p text:style-name="P1"><text:span text:style-name="T6">www.roboticaeducativa.org/mod/resource/view.php?id=2040</text:span> </text:p>
      <text:p text:style-name="P1"/>
      <text:h text:style-name="Heading_20_2" text:outline-level="2">IDE</text:h>
      <text:p text:style-name="P1">Un IDE es una aplicacion informática para poder desarrollar codigo y ejecutarlo. Facilita la navegabilidad por los paquetes y puedes hacer ejecuciones controladas de partes del código con puntos de rotura, donde mostrar los valores temporales de las variables<text:span text:style-name="T5">(debugs). Estos s</text:span>on muy eficaces ,porque es mas sencillo corregir los fallos .</text:p>
      <text:p text:style-name="P1">Se compone, normalmente, de un editor de codigo fuente y un depurador.</text:p>
      <text:p text:style-name="P1">La mayora del IDE tiene tambien autocompletado, compilador, indentador de codigo e interprete.</text:p>
      <text:p text:style-name="P1"/>
      <text:h text:style-name="Heading_20_3" text:outline-level="3">Eclipse</text:h>
      <text:p text:style-name="UBUcuerpoTrabajo">Es una aplicacion software con muchos plugins y herramientas para eldesarrollo de software, esta basado en Java para su ejecucion e instalacion y para ello es necesario tener Java instalado.</text:p>
      <text:p text:style-name="UBUcuerpoTrabajo">Fue desarrollado por IBM en un principio, pero ahora esta desarrollado por la Fundacion <text:soft-page-break/>Eclipse, una fundacion independiente y sin animo de lucro.</text:p>
      <text:p text:style-name="UBUcuerpoTrabajo"/>
      <text:p text:style-name="P7">Ventajas</text:p>
      <text:p text:style-name="UBUcuerpoTrabajo">Identificar el códgio y editarlo con mayor facilidad</text:p>
      <text:p text:style-name="UBUcuerpoTrabajo">Unicar todo el ciclo de desarrollo en una herramienta.</text:p>
      <text:p text:style-name="UBUcuerpoTrabajo">Soporta múltiples lenguajes</text:p>
      <text:p text:style-name="UBUcuerpoTrabajo">Lo hemos usado en multiples asignaturas durante la carrera.</text:p>
      <text:p text:style-name="UBUcuerpoTrabajo">Es gratuito por lo que podemos descargarlo sin problemas.</text:p>
      <text:p text:style-name="UBUcuerpoTrabajo"/>
      <text:p text:style-name="P7">Desventajas</text:p>
      <text:p text:style-name="UBUcuerpoTrabajo">En ocasiones da errores inexistentes y hay que reiniciar el equipo</text:p>
      <text:p text:style-name="UBUcuerpoTrabajo"/>
      <text:p text:style-name="UBUcuerpoTrabajo"><text:span text:style-name="T1">Podemos acceder a la pagina atraves del siguiente enlace: </text:span><text:a xlink:type="simple" xlink:href="https://eclipse.org/home/index.php" text:style-name="Internet_20_link" text:visited-style-name="Visited_20_Internet_20_Link"><text:span text:style-name="T3">https://eclipse.org/home/index.php</text:span></text:a></text:p>
      <text:p text:style-name="UBUcuerpoTrabajo"/>
      <text:h text:style-name="Heading_20_2" text:outline-level="2">NetBeans</text:h>
      <text:p text:style-name="UBUcuerpoTrabajo">Es un entorno de desarrollo integrado libre, consta con una gran comunidad en todo el mundo. Esta aplicación permite desarrollar aplicaciones a partir de componentes software llamados modulos. Entre sus caracteristicas se encuentra un sistema de proyectos basado en Ant, control de versiones y refactoring.</text:p>
      <text:p text:style-name="UBUcuerpoTrabajo"/>
      <text:p text:style-name="P7">Ventaja</text:p>
      <text:p text:style-name="UBUcuerpoTrabajo">Es software libre, y gratuito sin restricciones de uso</text:p>
      <text:p text:style-name="UBUcuerpoTrabajo">Funciona con menos fallos y más fluido que eclipse</text:p>
      <text:p text:style-name="UBUcuerpoTrabajo"/>
      <text:p text:style-name="P7">Desventajas</text:p>
      <text:p text:style-name="UBUcuerpoTrabajo">Esta hecho principalmente para java</text:p>
      <text:p text:style-name="UBUcuerpoTrabajo"/>
      <text:p text:style-name="UBUcuerpoTrabajo"><text:span text:style-name="T2">Podemos encontrar la herramienta a traves del siguiente enlace </text:span><text:a xlink:type="simple" xlink:href="https://netbeans.org/" text:style-name="Internet_20_link" text:visited-style-name="Visited_20_Internet_20_Link">https://netbeans.org/</text:a></text:p>
      <text:p text:style-name="P4"/>
      <text:h text:style-name="Heading_20_2" text:outline-level="2">Modelado</text:h>
      <text:p text:style-name="UBUcuerpoTrabajo">El modelado consiste en la creacion de diagramas que nos explica las relaciones que van a tener los objetos entre ellos dentro de nuestra aplicacion.</text:p>
      <text:p text:style-name="UBUcuerpoTrabajo">La finalidad de los diagramas es presentar diversas perspectivas de un sistema, a las cuales se les conoce como modelo. </text:p>
      <text:p text:style-name="P1"/>
      <text:h text:style-name="Heading_20_3" text:outline-level="3">Astah</text:h>
      <text:p text:style-name="UBUcuerpoTrabajo">Es una herramienta de modelado UML para la creacion de diagramas orientados a objetos. Podramos hacerlos dibujando pero es mas preciso y profesional usar una herramienta que esta pensado para ello. </text:p>
      <text:p text:style-name="UBUcuerpoTrabajo"/>
      <text:p text:style-name="P7">Ventajas</text:p>
      <text:p text:style-name="UBUcuerpoTrabajo">Programa muy completo y sencillo de usar</text:p>
      <text:p text:style-name="UBUcuerpoTrabajo">Fácil navegabilidad entre los diferentes diagramas</text:p>
      <text:p text:style-name="UBUcuerpoTrabajo">Lo hemos usado en la carrera por lo que su uso es más sencillo</text:p>
      <text:p text:style-name="UBUcuerpoTrabajo">Faciles videotutoriales para aprender su manejo dentro de su pagina</text:p>
      <text:p text:style-name="UBUcuerpoTrabajo"><text:soft-page-break/>Hemos usado este programa por todas estas ventajas</text:p>
      <text:p text:style-name="UBUcuerpoTrabajo"/>
      <text:p text:style-name="P7">Desventajas</text:p>
      <text:p text:style-name="UBUcuerpoTrabajo">Su mayor desventaja es que su licencia <text:s/>cuesta 1190$ para un año, o 2490$ de manera continua, para hasta 10 trabajadores, aunque cuenta con la versión estudiante que usaremos.</text:p>
      <text:p text:style-name="UBUcuerpoTrabajo"/>
      <text:p text:style-name="UBUcuerpoTrabajo">Podemos encontrar la herramienta a traves del siguiente enlace <text:a xlink:type="simple" xlink:href="http://astah.net/" text:style-name="Internet_20_link" text:visited-style-name="Visited_20_Internet_20_Link"><text:span text:style-name="T4">http://astah.net/</text:span></text:a>.</text:p>
      <text:p text:style-name="UBUcuerpoTrabajo"/>
      <text:h text:style-name="Heading_20_3" text:outline-level="3">Dia</text:h>
      <text:p text:style-name="UBUcuerpoTrabajo">Es una aplicación informatica para la creacion de diagramas, desarrollada en el proyecto GNOME. El formato para leer y almacenar gráficos es XML. Puede producir salida en los formatos EPS, SVG y PNG.</text:p>
      <text:p text:style-name="P7"/>
      <text:p text:style-name="P7">Ventajas</text:p>
      <text:p text:style-name="UBUcuerpoTrabajo">Programa gratuito </text:p>
      <text:p text:style-name="UBUcuerpoTrabajo">Tiene un facil aprendizaje, y sencilla interfaz</text:p>
      <text:p text:style-name="UBUcuerpoTrabajo">Tiene cabida en windows, linus y OS X.</text:p>
      <text:p text:style-name="P7"/>
      <text:p text:style-name="P7">Desventajas</text:p>
      <text:p text:style-name="UBUcuerpoTrabajo">Programa más simple, y menos completo que el anterior</text:p>
      <text:p text:style-name="UBUcuerpoTrabajo">No podemos realizar todos los tipos de diagramas</text:p>
      <text:p text:style-name="UBUcuerpoTrabajo"/>
      <text:p text:style-name="UBUcuerpoTrabajo"><text:span text:style-name="T8">Podemos acceder a la pagina atraves del siguiente enlace </text:span><text:a xlink:type="simple" xlink:href="http://dia-installer.de/index.html.es" text:style-name="Internet_20_link" text:visited-style-name="Visited_20_Internet_20_Link"><text:span text:style-name="T9">http://dia-installer.de/index.html.es</text:span></text:a></text:p>
      <text:p text:style-name="UBUcuerpoTrabajo"/>
      <text:p text:style-name="UBUcuerpoTrabajo"/>
      <text:h text:style-name="Heading_20_2" text:outline-level="2">Sistema Operativo para Robot</text:h>
      <text:h text:style-name="Heading_20_3" text:outline-level="3">ROS</text:h>
      <text:p text:style-name="UBUcuerpoTrabajo">ROS (Robot Operating System) es una plataforma de desarrollo open source(bajo la licencia BSD) para sistemas robóticos. Proporciona toda una serie de servicios y librerías que simplifican considerablemente la creación de aplicaciones complejas para robots. <text:s/>ROS se compone de un numero de nodos independientes, cada uno se comunica con el resto de nodos utilizando el modelo publicador/subscriptor.</text:p>
      <text:p text:style-name="UBUcuerpoTrabajo"/>
      <text:p text:style-name="P7">Ventajas</text:p>
      <text:p text:style-name="UBUcuerpoTrabajo">Permite reutilizar codigo</text:p>
      <text:p text:style-name="UBUcuerpoTrabajo">Sus amplias librerias agilizan el trabajo</text:p>
      <text:p text:style-name="UBUcuerpoTrabajo">Paso de mensaje entre procesos</text:p>
      <text:p text:style-name="UBUcuerpoTrabajo">Elegimos esta opción puesto que es la más extendida, la más conocida, y es de codigo abierto</text:p>
      <text:p text:style-name="UBUcuerpoTrabajo"/>
      <text:p text:style-name="P7">Desventajas</text:p>
      <text:p text:style-name="UBUcuerpoTrabajo">Curva de aprendizaje es muy lenta</text:p>
      <text:p text:style-name="UBUcuerpoTrabajo">Solo disponible para Linux</text:p>
      <text:p text:style-name="UBUcuerpoTrabajo"/>
      <text:p text:style-name="UBUcuerpoTrabajo">Podemos acceder a la pagina atraves del siguiente enlace <text:a xlink:type="simple" xlink:href="http://www.ros.org/" text:style-name="Internet_20_link" text:visited-style-name="Visited_20_Internet_20_Link">http://www.ros.org/</text:a></text:p>
      <text:p text:style-name="UBUcuerpoTrabajo"/>
      <text:h text:style-name="Heading_20_3" text:outline-level="3">Microsoft Robotics Developer Studio 4 </text:h>
      <text:p text:style-name="UBUcuerpoTrabajo">Es un entorno de programación basada en .NET libremente disponible para la creación de <text:soft-page-break/>aplicaciones de robótica. Puede ser utilizado tanto por desarrolladores profesionales y no profesionales, así como los aficionados.Puede soportar una amplia gama de plataformas robóticas, ya sea corriendo directamente sobre la plataforma (si tiene un PC integrado con Windows) o controlar el robot desde un PC con Windows a través de un canal de comunicación, tales como Wi-Fi o Bluetooth.</text:p>
      <text:p text:style-name="UBUcuerpoTrabajo"/>
      <text:p text:style-name="P7">Ventajas</text:p>
      <text:p text:style-name="UBUcuerpoTrabajo">Contiene una extensa documentación y una amplia serie de muestras y tutoriales </text:p>
      <text:p text:style-name="UBUcuerpoTrabajo">Gran numero de robots compatibles</text:p>
      <text:p text:style-name="UBUcuerpoTrabajo"/>
      <text:p text:style-name="P7">Desventajas</text:p>
      <text:p text:style-name="UBUcuerpoTrabajo">Solo disponible para Windows</text:p>
      <text:p text:style-name="UBUcuerpoTrabajo">Curva de aprendizaje es muy lenta</text:p>
      <text:p text:style-name="UBUcuerpoTrabajo"/>
      <text:p text:style-name="UBUcuerpoTrabajo">Podemos encontrar la herramienta a traves del siguiente enlace <text:a xlink:type="simple" xlink:href="https://www.microsoft.com/en-us/download/details.aspx?id=29081" text:style-name="Internet_20_link" text:visited-style-name="Visited_20_Internet_20_Link">https://www.microsoft.com/en-us/download/details.aspx?id=29081</text:a></text:p>
      <text:p text:style-name="P5"/>
      <text:h text:style-name="Heading_20_2" text:outline-level="2">C++</text:h>
      <text:p text:style-name="UBUcuerpoTrabajo">C++ es un lenguaje de programación diseñado para extender al lenguaje de programación C mecanismos que permiten la manipulación de objetos. En ese sentido, desde el punto de vista de los lenguajes orientados a objetos, el C++ es un lenguaje híbrido. Usaremos este lenguaje porque es el que interpreta el sistema operativo ROS.</text:p>
      <text:p text:style-name="UBUcuerpoTrabajo"/>
      <text:h text:style-name="Heading_20_2" text:outline-level="2">Editor de texto</text:h>
      <text:p text:style-name="UBUcuerpoTrabajo">Un editor de texto que nos facilite el trabajo con el código.</text:p>
      <text:p text:style-name="P2"/>
      <text:h text:style-name="Heading_20_3" text:outline-level="3">Notepad</text:h>
      <text:p text:style-name="UBUcuerpoTrabajo">Esta herramienta simula un editor que nos colorea el código para su mejor interpretación.</text:p>
      <text:p text:style-name="UBUcuerpoTrabajo">Tiene una instalación sencilla en ubuntu, y para ejecutarlo simplemente debemos escribir en una terminal, notebook, y nos abrirá el editor de texto.</text:p>
      <text:p text:style-name="UBUcuerpoTrabajo"/>
      <text:p text:style-name="UBUcuerpoTrabajo">Para mas información podemos acceder a la pagina desde este enlace <text:a xlink:type="simple" xlink:href="https://notepad-plus-plus.org/" text:style-name="Internet_20_link" text:visited-style-name="Visited_20_Internet_20_Link">https://notepad-plus-plus.org/</text:a></text:p>
      <text:p text:style-name="UBUcuerpoTrabajo"/>
      <text:h text:style-name="Heading_20_2" text:outline-level="2">TortoiseSVN</text:h>
      <text:p text:style-name="P1"/>
      <text:p text:style-name="UBUcuerpoTrabajo">TortoiseSVN es un software de control de versiones muy fácil de usar. Se basa en Apache Subversion (SVN). Proporciona una interfaz de usuario agradable y fácil para Subversión. Esta herramienta es libre y no tiene ningún tipo de restricción. Nos permite la sincronización de archivos y directorios y ha sido utilizada para mantener actualizado el repositorio donde se almacenaba el avance que se iba realizando en el proyecto. </text:p>
      <text:p text:style-name="UBUcuerpoTrabajo"/>
      <text:h text:style-name="Heading_20_2" text:outline-level="2"><text:soft-page-break/>Herramienta de escritura</text:h>
      <text:h text:style-name="Heading_20_3" text:outline-level="3">OpenOffice Writer</text:h>
      <text:p text:style-name="UBUcuerpoTrabajo">Writer <text:s/>es el procesador de texto del paquete de herramientas de ofimática propiedad de Apache, denominado OpenOffice. <text:s/>Nos hemos decantado por esta por que la plantilla del proyecto venia en este formato, y sabemos usar el programa.</text:p>
      <text:p text:style-name="UBUcuerpoTrabajo"/>
      <text:p text:style-name="P7">Ventajas</text:p>
      <text:p text:style-name="UBUcuerpoTrabajo">Tiene la ventaja de que su descarga es gratuita. </text:p>
      <text:p text:style-name="UBUcuerpoTrabajo">Existe una plantilla del proyecto adaptada en el formato propio de Writer (odt). </text:p>
      <text:p text:style-name="UBUcuerpoTrabajo">Hemos aprendido a usar está herramienta en primero de carrera.</text:p>
      <text:p text:style-name="UBUcuerpoTrabajo"/>
      <text:p text:style-name="P7">Desventajas</text:p>
      <text:p text:style-name="UBUcuerpoTrabajo">No disponer de un plugin de Mendeley de forma fácil y accesible, para la bibliografía.</text:p>
      <text:p text:style-name="UBUcuerpoTrabajo"/>
      <text:h text:style-name="Heading_20_3" text:outline-level="3">Microsoft Word</text:h>
      <text:p text:style-name="UBUcuerpoTrabajo">Se trata del procesador de textos del paquete de herramientas ofimáticas de Microsoft,</text:p>
      <text:p text:style-name="P8"><text:s/>Microsoft Office. Es el más extendido en el mundo, y el a mi modo de ver más fácil de manejar.</text:p>
      <text:p text:style-name="UBUcuerpoTrabajo"/>
      <text:p text:style-name="P7">Ventajas</text:p>
      <text:p text:style-name="UBUcuerpoTrabajo">En este caso el software es de pago, pero se dispone de una licencia de Office 365 por ser alumno de la Universidad de Burgos. </text:p>
      <text:p text:style-name="UBUcuerpoTrabajo">Sabemos manejarlo.</text:p>
      <text:p text:style-name="UBUcuerpoTrabajo"/>
      <text:p text:style-name="P7">Desventajas</text:p>
      <text:p text:style-name="UBUcuerpoTrabajo">No disponer de una plantilla del proyecto propia para su formato.</text:p>
      <text:p text:style-name="P1"/>
      <text:h text:style-name="Heading_20_3" text:outline-level="3">LaTeX</text:h>
      <text:p text:style-name="UBUcuerpoTrabajo">LaTeX es una alternativa de editor de texto bastante diferente a las opciones anteriores. Está basado en la inclusión de etiquetas en el texto que definen sus características. Este tipo de orientación ofrece una mayor libertad en el desarrollo de un documento si se aprende a usar de</text:p>
      <text:p text:style-name="P8">forma correcta.</text:p>
      <text:p text:style-name="UBUcuerpoTrabajo"/>
      <text:p text:style-name="P7">Ventajas</text:p>
      <text:p text:style-name="UBUcuerpoTrabajo">Dispone de una plantilla para el proyecto en formato propio. </text:p>
      <text:p text:style-name="UBUcuerpoTrabajo">Ofrece una potencia mayor, y un mejor acabado de la memoria</text:p>
      <text:p text:style-name="UBUcuerpoTrabajo"/>
      <text:p text:style-name="P7">Desventajas</text:p>
      <text:p text:style-name="UBUcuerpoTrabajo">Deberiamos aprender a utilizarlo, por lo que usaremos Writter que ya sabemos manejarlo.</text:p>
      <text:p text:style-name="UBUcuerpoTrabajo"/>
      <text:h text:style-name="Heading_20_2" text:outline-level="2">Herramienta para la gestión del curso</text:h>
      <text:p text:style-name="UBUcuerpoTrabajo">Describiremos las dos principales herramientas para crear un curso virutal.</text:p>
      <text:p text:style-name="UBUcuerpoTrabajo"/>
      <text:h text:style-name="Heading_20_3" text:outline-level="3">Moddle</text:h>
      <text:p text:style-name="UBUcuerpoTrabajo"/>
      <text:p text:style-name="UBUcuerpoTrabajo"/>
      <text:p text:style-name="UBUcuerpoTrabajo"><text:soft-page-break/></text:p>
      <text:p text:style-name="UBUcuerpoTrabajo"/>
      <text:p text:style-name="UBUcuerpoTrabajo"/>
      <text:p text:style-name="UBUcuerpoTrabajo">Moodle es la más utilizada en enseñanza en todo el mundo: en institutos, colegios, escuelas de negocios, universidades, etc. Lo bueno de Moodle es que la puedes instalar desde tu propio hosting con un solo clic,</text:p>
      <text:p text:style-name="UBUcuerpoTrabajo"/>
      <text:p text:style-name="P7">Ventajas:</text:p>
      <text:p text:style-name="UBUcuerpoTrabajo">Es gratuita</text:p>
      <text:p text:style-name="UBUcuerpoTrabajo">Puedes elegir tu plantilla personalizada</text:p>
      <text:p text:style-name="UBUcuerpoTrabajo">Hemos elegido esta por que es la más usada</text:p>
      <text:p text:style-name="UBUcuerpoTrabajo"/>
      <text:p text:style-name="P7">Desventajas:</text:p>
      <text:p text:style-name="UBUcuerpoTrabajo"/>
      <text:p text:style-name="UBUcuerpoTrabajo"/>
      <text:p text:style-name="UBUcuerpoTrabajo"/>
      <text:h text:style-name="Heading_20_3" text:outline-level="3">Efront</text:h>
      <text:p text:style-name="UBUcuerpoTrabajo">Efront es mucho más nuevo y es una opción más avanzada orientada a usuarios un poco más exigentes que buscan un sistema diferente a Moodle. De él destacaría las estadísticas que tiene del progreso de los alumnos y que es un sistema donde el proceso de enseñanza está mucho más controlado.</text:p>
      <text:p text:style-name="UBUcuerpoTrabajo"/>
      <text:p text:style-name="P7">Ventajas:</text:p>
      <text:p text:style-name="UBUcuerpoTrabajo">Funcionamiento es muy sencillo e intuitivo</text:p>
      <text:p text:style-name="UBUcuerpoTrabajo">Optimizado solo con herramientas necesarias</text:p>
      <text:p text:style-name="UBUcuerpoTrabajo"/>
      <text:p text:style-name="P7">Desventajas:</text:p>
      <text:p text:style-name="UBUcuerpoTrabajo">Éste es más complejo de instalar y configurar que Moddle</text:p>
      <text:p text:style-name="UBUcuerpoTrabajo"/>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2" svg:font-family="CMBX12"/>
    <style:font-face style:name="CMR10" svg:font-family="CMR10"/>
    <style:font-face style:name="CMTT10" svg:font-family="CMTT10"/>
    <style:font-face style:name="LASY10" svg:font-family="LASY10"/>
    <style:font-face style:name="Lato" svg:font-family="Lato"/>
    <style:font-face style:name="Lohit Hindi1" svg:font-family="'Lohit Hindi'"/>
    <style:font-face style:name="OpenSymbol" svg:font-family="OpenSymbo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master-page-name="">
      <style:paragraph-properties fo:margin-left="0cm" fo:margin-right="0cm" fo:margin-top="0cm" fo:margin-bottom="0cm" fo:text-indent="0.499cm" style:auto-text-indent="false" style:page-number="auto"/>
      <style:text-properties style:font-name="Times New Roman" style:font-size-asian="10.5pt"/>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0cm" fo:margin-top="0.42cm" fo:margin-bottom="0.199cm" fo:text-indent="-0.25cm" style:auto-text-indent="false">
        <style:tab-stops/>
      </style:paragraph-propertie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32</text:editing-cycles> <text:title/><text:modification-date style:data-style-name="N103">06/jun/17</text:modification-date><text:tab/><text:tab/><text:page-number text:select-page="current">6</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Win32 OpenOffice.org_project/413m1$Build-9783</meta:generator>
    <dc:date>2017-06-06T11:00:50.12</dc:date>
    <dc:creator>Carmelo Basconcillos Reyero</dc:creator>
    <meta:editing-duration>P5DT12H48M14S</meta:editing-duration>
    <meta:editing-cycles>32</meta:editing-cycles>
    <meta:document-statistic meta:table-count="0" meta:image-count="1" meta:object-count="0" meta:page-count="10" meta:paragraph-count="227" meta:word-count="2690" meta:character-count="17425"/>
  </office:meta>
</office:document-meta>
</file>